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c6acf" officeooo:paragraph-rsid="001c6acf"/>
    </style:style>
    <style:style style:name="P2" style:family="paragraph" style:parent-style-name="Text_20_body">
      <style:text-properties officeooo:paragraph-rsid="001c6acf"/>
    </style:style>
    <style:style style:name="P3" style:family="paragraph" style:parent-style-name="Text_20_body">
      <style:text-properties officeooo:rsid="001d391f" officeooo:paragraph-rsid="001d391f"/>
    </style:style>
    <style:style style:name="P4" style:family="paragraph" style:parent-style-name="Text_20_body">
      <style:text-properties officeooo:rsid="001dfc13" officeooo:paragraph-rsid="001dfc13"/>
    </style:style>
    <style:style style:name="P5" style:family="paragraph" style:parent-style-name="Text_20_body">
      <style:text-properties officeooo:rsid="002025db" officeooo:paragraph-rsid="002025db"/>
    </style:style>
    <style:style style:name="P6" style:family="paragraph" style:parent-style-name="Title">
      <style:text-properties officeooo:rsid="001c6acf" officeooo:paragraph-rsid="001c6acf"/>
    </style:style>
    <style:style style:name="P7" style:family="paragraph" style:parent-style-name="Heading_20_1">
      <style:text-properties officeooo:rsid="001c6acf" officeooo:paragraph-rsid="001c6acf"/>
    </style:style>
    <style:style style:name="P8" style:family="paragraph" style:parent-style-name="Heading_20_1">
      <style:text-properties officeooo:paragraph-rsid="001c6acf"/>
    </style:style>
    <style:style style:name="T1" style:family="text">
      <style:text-properties officeooo:rsid="001c6acf"/>
    </style:style>
    <style:style style:name="T2" style:family="text">
      <style:text-properties style:font-name="Liberation Sans" fo:font-size="18.2000007629395pt" fo:font-weight="bold" officeooo:rsid="001c6acf" style:font-name-asian="Microsoft YaHei" style:font-size-asian="18.2000007629395pt" style:font-weight-asian="bold" style:font-name-complex="Arial" style:font-size-complex="18.2000007629395pt" style:font-weight-complex="bold"/>
    </style:style>
    <style:style style:name="T3" style:family="text">
      <style:text-properties officeooo:rsid="001d391f"/>
    </style:style>
    <style:style style:name="T4" style:family="text">
      <style:text-properties officeooo:rsid="001dfc13"/>
    </style:style>
    <style:style style:name="T5" style:family="text">
      <style:text-properties officeooo:rsid="002299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Sistema de cadastro filmes e séries</text:p>
      <text:h text:style-name="P7" text:outline-level="1">Problema:</text:h>
      <text:p text:style-name="P1">Sistema para cadastrar filmes, séries onde você poderá adicionar os filmes e séries que assistiu ou deseja assistir e colocar uma nota ou descrição sobre conteúdo cadastrado.</text:p>
      <text:h text:style-name="P7" text:outline-level="1">Escopo de desenvolvimento:</text:h>
      <text:p text:style-name="P2"><text:span text:style-name="T1">O sistema englobará </text:span><text:span text:style-name="T3">o cadastro de filmes e séries que o usuário assistiu ou deseja assistir com base no nome, </text:span><text:span text:style-name="T5">genero</text:span><text:span text:style-name="T3">, nota, critica (opcional), duração para filme e quantidade de episódios para série e se foi assistido ou planeja assistir.</text:span></text:p>
      <text:p text:style-name="P3">Pesquisar, Excluir e atualizar o conteúdo cadastrado através do nome da obra e <text:span text:style-name="T4">também</text:span> pelo tema para listagem.</text:p>
      <text:p text:style-name="P5">Será possível classificar a listagem pela nota em ordem crescente ou decrescente.</text:p>
      <text:h text:style-name="P8" text:outline-level="1"><text:span text:style-name="T2">Restrições de escopo</text:span><text:span text:style-name="T1">: </text:span></text:h>
      <text:p text:style-name="P4">Não será contemplado um sistema de login e usuários pois a ideia é focada em uma listagem pessoal do conteúd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3T18:47:29.201000000</meta:creation-date>
    <dc:date>2020-10-14T13:34:41.539000000</dc:date>
    <meta:editing-duration>PT49M38S</meta:editing-duration>
    <meta:editing-cycles>2</meta:editing-cycles>
    <meta:generator>LibreOffice/7.0.0.3$Windows_X86_64 LibreOffice_project/8061b3e9204bef6b321a21033174034a5e2ea88e</meta:generator>
    <meta:document-statistic meta:table-count="0" meta:image-count="0" meta:object-count="0" meta:page-count="1" meta:paragraph-count="9" meta:word-count="130" meta:character-count="806" meta:non-whitespace-character-count="684"/>
  </office:meta>
</office:document-meta>
</file>